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paragraph-properties fo:text-align="center" style:justify-single-word="false"/>
      <style:text-properties style:font-name="Arial" fo:font-weight="bold" officeooo:rsid="0012d5ae" officeooo:paragraph-rsid="0012d5ae" style:font-weight-asian="bold" style:font-weight-complex="bold"/>
    </style:style>
    <style:style style:name="P3" style:family="paragraph" style:parent-style-name="Standard">
      <style:paragraph-properties fo:text-align="center" style:justify-single-word="false"/>
      <style:text-properties style:font-name="Arial" fo:font-weight="bold" officeooo:rsid="0012d5ae" officeooo:paragraph-rsid="0015bc8d" style:font-weight-asian="bold" style:font-weight-complex="bold"/>
    </style:style>
    <style:style style:name="P4" style:family="paragraph" style:parent-style-name="Standard">
      <style:paragraph-properties fo:text-align="center" style:justify-single-word="false"/>
      <style:text-properties style:font-name="Arial" fo:font-weight="bold" officeooo:rsid="0015bc8d" officeooo:paragraph-rsid="0015bc8d" style:font-weight-asian="bold" style:font-weight-complex="bold"/>
    </style:style>
    <style:style style:name="P5"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 officeooo:rsid="0012d5ae" officeooo:paragraph-rsid="0012d5ae"/>
    </style:style>
    <style:style style:name="P6"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 officeooo:rsid="00140feb" officeooo:paragraph-rsid="00140feb"/>
    </style:style>
    <style:style style:name="P7"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 style:text-underline-style="none" fo:font-weight="normal" officeooo:rsid="00177914" officeooo:paragraph-rsid="00177914" style:font-weight-asian="normal" style:font-weight-complex="normal"/>
    </style:style>
    <style:style style:name="P8"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tab-stop style:position="0.609cm"/>
        </style:tab-stops>
      </style:paragraph-properties>
      <style:text-properties style:font-name="Arial" style:text-underline-style="none" fo:font-weight="normal" officeooo:rsid="00177914" officeooo:paragraph-rsid="00177914" style:font-weight-asian="normal" style:font-weight-complex="normal"/>
    </style:style>
    <style:style style:name="P9" style:family="paragraph" style:parent-style-name="Standard">
      <style:paragraph-properties fo:text-align="center" style:justify-single-word="false" fo:break-before="page"/>
      <style:text-properties style:font-name="Arial" fo:font-weight="bold" officeooo:rsid="0015bc8d" officeooo:paragraph-rsid="0015bc8d" style:font-weight-asian="bold" style:font-weight-complex="bold"/>
    </style:style>
    <style:style style:name="P10" style:family="paragraph" style:parent-style-name="Standard" style:master-page-name="First_20_Page">
      <style:paragraph-properties fo:text-align="center" style:justify-single-word="false" style:page-number="auto"/>
      <style:text-properties style:font-name="Arial" fo:font-weight="bold" officeooo:rsid="0012d5ae" officeooo:paragraph-rsid="0012d5ae" style:font-weight-asian="bold" style:font-weight-complex="bold"/>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style:text-underline-style="non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Heading_20_2"/>
    <style:style style:name="T1" style:family="text">
      <style:text-properties officeooo:rsid="0014038f"/>
    </style:style>
    <style:style style:name="T2" style:family="text">
      <style:text-properties officeooo:rsid="00155009"/>
    </style:style>
    <style:style style:name="T3" style:family="text">
      <style:text-properties officeooo:rsid="0018a9d9"/>
    </style:style>
    <style:style style:name="T4" style:family="text">
      <style:text-properties fo:font-weight="bold" style:font-weight-asian="bold" style:font-weight-complex="bold"/>
    </style:style>
    <style:style style:name="T5" style:family="text">
      <style:text-properties fo:font-weight="bold" officeooo:rsid="00140feb"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
      <text:p text:style-name="P2"/>
      <text:p text:style-name="P2"/>
      <text:p text:style-name="P3">PROJETO DO SISTEMA DE GESTÃO DE SEÇÃO DE INFORMÁTICA</text:p>
      <text:p text:style-name="P2"/>
      <text:p text:style-name="P2"/>
      <text:p text:style-name="P4">PRIMEIRA PÁGINA</text:p>
      <text:p text:style-name="P2"/>
      <text:p text:style-name="P9">ÍNDICE</text:p>
      <text:table-of-content text:style-name="Sect1" text:protected="true" text:name="Sumá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11_1483159284" text:style-name="Index_20_Link" text:visited-style-name="Index_20_Link">1.PROPOSTA<text:tab/>3</text:a></text:p>
          <text:p text:style-name="P1"><text:a xlink:type="simple" xlink:href="#__RefHeading___Toc113_1483159284" text:style-name="Index_20_Link" text:visited-style-name="Index_20_Link">2.CENÁRIO ATUAL<text:tab/>4</text:a></text:p>
          <text:p text:style-name="P1"><text:a xlink:type="simple" xlink:href="#__RefHeading___Toc115_1483159284" text:style-name="Index_20_Link" text:visited-style-name="Index_20_Link">3.COMO FUNCIONA<text:tab/>5</text:a></text:p>
          <text:p text:style-name="P13"><text:a xlink:type="simple" xlink:href="#__RefHeading___Toc117_1483159284" text:style-name="Index_20_Link" text:visited-style-name="Index_20_Link">a.Equipamentos<text:tab/>5</text:a></text:p>
          <text:p text:style-name="P13"><text:a xlink:type="simple" xlink:href="#__RefHeading___Toc119_1483159284" text:style-name="Index_20_Link" text:visited-style-name="Index_20_Link">b.Usuários<text:tab/>5</text:a></text:p>
          <text:p text:style-name="P13"><text:a xlink:type="simple" xlink:href="#__RefHeading___Toc121_1483159284" text:style-name="Index_20_Link" text:visited-style-name="Index_20_Link">c.aaa<text:tab/>5</text:a></text:p>
        </text:index-body>
      </text:table-of-content>
      <text:p text:style-name="P4"/>
      <text:h text:style-name="P11" text:outline-level="1"><text:bookmark-start text:name="__RefHeading___Toc111_1483159284"/>PROPOSTA<text:bookmark-end text:name="__RefHeading___Toc111_1483159284"/></text:h>
      <text:p text:style-name="P5"><text:span text:style-name="T1">O integrante da seção de informática realiza um login para acessar o sistema, no sistema o usuário cadastra os equipamentos existentes nas contas permanente e de consumo da organização, cadastra equipamentos particulares, por intermédio destes cadastros são gerados relátorios da situação do material em uso na organização seja ele da própria organização ou de terceiros, permitindo um melhor gerenciamento dos recursos de TI existentes na organização.</text:span></text:p>
      <text:p text:style-name="P5"/>
      <text:h text:style-name="P12" text:outline-level="1"><text:bookmark-start text:name="__RefHeading___Toc113_1483159284"/><text:span text:style-name="T5">C</text:span><text:span text:style-name="T4">ENÁRIO ATUAL</text:span><text:bookmark-end text:name="__RefHeading___Toc113_1483159284"/></text:h>
      <text:p text:style-name="P6">O controle dos ativos de TI é feito de maneira manual, os relatórios de equipamentos existentes não possui as informações de MAC, IP, configuração de hardware e softwere existentes nos equipamentos, <text:span text:style-name="T2">não há relatório de equipamentos de terceiros existentes.</text:span></text:p>
      <text:p text:style-name="P6"/>
      <text:h text:style-name="P11" text:outline-level="1"><text:bookmark-start text:name="__RefHeading___Toc115_1483159284"/>COMO FUNCIONA<text:bookmark-end text:name="__RefHeading___Toc115_1483159284"/></text:h>
      <text:h text:style-name="Heading_20_2" text:outline-level="2"><text:bookmark-start text:name="__RefHeading___Toc117_1483159284"/>Equipamentos<text:bookmark-end text:name="__RefHeading___Toc117_1483159284"/></text:h>
      <text:p text:style-name="P8"/>
      <text:p text:style-name="P8"/>
      <text:p text:style-name="P8"/>
      <text:p text:style-name="P8"/>
      <text:h text:style-name="Heading_20_2" text:outline-level="2"><text:bookmark-start text:name="__RefHeading___Toc119_1483159284"/>Usuários<text:bookmark-end text:name="__RefHeading___Toc119_1483159284"/></text:h>
      <text:p text:style-name="P7">Tipos: comum e administrador</text:p>
      <text:p text:style-name="P7">O <text:span text:style-name="T3">sistema ao ser carregado pela primeira vez virá com um usuário padrão (admin) e uma senha padrão (admin) este </text:span>usuário <text:span text:style-name="T3">incial </text:span>será o administrador do sistema, <text:span text:style-name="T3">ele realizará <text:s/>a inclusão, a alteração de</text:span> cadastro<text:span text:style-name="T3">s de novos</text:span> usuário, <text:span text:style-name="T3">inclusão e alteração da base de dados básica referente aos possíveis equipamentos a serem cadastrados, tais como hardware, software, faixa da ip, </text:span>deverá informar o seu nome completo, um login e uma senha, o perfil de administrador terá </text:p>
      <text:p text:style-name="P7"/>
      <text:h text:style-name="Heading_20_2" text:outline-level="2"><text:bookmark-start text:name="__RefHeading___Toc121_1483159284"/>aaa<text:bookmark-end text:name="__RefHeading___Toc121_1483159284"/></text:h>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line-height="150%" fo:text-align="justify" style:justify-single-word="false" fo:text-indent="0cm" style:auto-text-indent="false" style:page-number="auto" style:shadow="none">
        <style:tab-stops>
          <style:tab-stop style:position="1cm"/>
        </style:tab-stops>
      </style:paragraph-properties>
      <style:text-properties style:font-name="Arial1" fo:font-family="Arial" style:font-style-name="Negrito" style:font-family-generic="swiss" style:font-pitch="variable" fo:font-size="13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0cm" fo:margin-right="0cm" fo:margin-top="0.353cm" fo:margin-bottom="0.212cm" loext:contextual-spacing="false" fo:line-height="150%" fo:text-align="justify" style:justify-single-word="false" fo:text-indent="1cm" style:auto-text-indent="false" style:page-number="auto" style:shadow="none">
        <style:tab-stops>
          <style:tab-stop style:position="2cm"/>
        </style:tab-stops>
      </style:paragraph-properties>
      <style:text-properties style:font-name="Arial1" fo:font-family="Arial" style:font-style-name="Negrito" style:font-family-generic="swiss" style:font-pitch="variable" fo:font-size="115%" fo:font-weight="bold" fo:background-color="transparent"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a">
        <style:list-level-properties text:list-level-position-and-space-mode="label-alignment">
          <style:list-level-label-alignment text:label-followed-by="listtab" fo:text-indent="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22:09:55.680405258</meta:creation-date>
    <dc:date>2017-02-20T00:12:35.978895261</dc:date>
    <meta:editing-duration>PT48M40S</meta:editing-duration>
    <meta:editing-cycles>9</meta:editing-cycles>
    <meta:generator>LibreOffice/5.1.4.2$Linux_X86_64 LibreOffice_project/10m0$Build-2</meta:generator>
    <meta:document-statistic meta:table-count="0" meta:image-count="0" meta:object-count="0" meta:page-count="5" meta:paragraph-count="20" meta:word-count="226" meta:character-count="1431" meta:non-whitespace-character-count="1229"/>
  </office:meta>
</office:document-meta>
</file>